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f1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rys <text:span text:style-name="T1">FACTURAS</text:span></text:p>
      <text:p text:style-name="Standard"/>
      <text:p text:style-name="Standard">4.- numero de clientes</text:p>
      <text:p text:style-name="Standard">Sql:</text:p>
      <text:p text:style-name="Standard"/>
      <text:p text:style-name="Standard">select count(*) as numclientes from cliente;</text:p>
      <text:p text:style-name="Standard"/>
      <text:p text:style-name="Standard"/>
      <text:p text:style-name="Standard">5.- numero de facturas emitidas</text:p>
      <text:p text:style-name="Standard">Sql:</text:p>
      <text:p text:style-name="Standard"/>
      <text:p text:style-name="Standard">select count(*) as numfact from facturas;</text:p>
      <text:p text:style-name="Standard"/>
      <text:p text:style-name="Standard"/>
      <text:p text:style-name="Standard">8.- rfc, nombre, dirección ordenada por rfc y nombre </text:p>
      <text:p text:style-name="Standard">Sql:</text:p>
      <text:p text:style-name="Standard"/>
      <text:p text:style-name="Standard">select rfc, nombre, calleyavenida from cliente order by rfc, nombre;</text:p>
      <text:p text:style-name="Standard"/>
      <text:p text:style-name="Standard">9.- total facturado</text:p>
      <text:p text:style-name="Standard">Sql:</text:p>
      <text:p text:style-name="Standard"/>
      <text:p text:style-name="Standard">select sum(total) as totalfact from facturas;</text:p>
      <text:p text:style-name="Standard"/>
      <text:p text:style-name="Standard"/>
      <text:p text:style-name="Standard">10.- total de iva</text:p>
      <text:p text:style-name="Standard">Sql:</text:p>
      <text:p text:style-name="Standard"/>
      <text:p text:style-name="Standard">select sum(iva) as totalfact from facturas;</text:p>
      <text:p text:style-name="Standard"/>
      <text:p text:style-name="Standard"/>
      <text:p text:style-name="Standard">11.- factura de menor importe</text:p>
      <text:p text:style-name="Standard">Sql:</text:p>
      <text:p text:style-name="Standard"/>
      <text:p text:style-name="Standard">select min(total) from facturas;</text:p>
      <text:p text:style-name="Standard"/>
      <text:p text:style-name="Standard"/>
      <text:p text:style-name="Standard">12.- factura de mayor importe</text:p>
      <text:p text:style-name="Standard">Sql:</text:p>
      <text:p text:style-name="Standard"/>
      <text:p text:style-name="Standard">select max(total) from facturas;</text:p>
      <text:p text:style-name="Standard"/>
      <text:p text:style-name="Standard"/>
      <text:p text:style-name="Standard"/>
      <text:p text:style-name="Standard">13.- promedio del importe de facturacion</text:p>
      <text:p text:style-name="Standard">Sql:</text:p>
      <text:p text:style-name="Standard"/>
      <text:p text:style-name="Standard">select avg(total) as promediofact from facturas;</text:p>
      <text:p text:style-name="Standard"/>
      <text:p text:style-name="Standard"><text:soft-page-break/></text:p>
      <text:p text:style-name="Standard">14.- numero de facturas por cliente</text:p>
      <text:p text:style-name="Standard">Sql:</text:p>
      <text:p text:style-name="Standard"/>
      <text:p text:style-name="Standard">select idcliente, count(*) as numfact from facturas group by idcliente;</text:p>
      <text:p text:style-name="Standard"/>
      <text:p text:style-name="Standard"/>
      <text:p text:style-name="Standard">15.- rfc, nombre del cliente, concepto y total de facturas</text:p>
      <text:p text:style-name="Standard">Sql:</text:p>
      <text:p text:style-name="Standard"/>
      <text:p text:style-name="Standard">select cliente.nombre, cliente.calleyavenida, facturas.concepto, facturas.total from cliente, facturas where cliente.idcliente = facturas.idcliente;</text:p>
      <text:p text:style-name="Standard"/>
      <text:p text:style-name="Standard"/>
      <text:p text:style-name="Standard">16.- nombre de clientes con facturas mayores a 1000</text:p>
      <text:p text:style-name="Standard">Sql:</text:p>
      <text:p text:style-name="Standard"/>
      <text:p text:style-name="Standard">select nombre from cliente where idcliente in (select idcliente from facturas where total &gt;1000);</text:p>
      <text:p text:style-name="Standard"/>
      <text:p text:style-name="Standard"/>
      <text:p text:style-name="Standard">17.- rfc de clientes con facturas cuyo concepto contenga "COMPRA" y menores de 1000</text:p>
      <text:p text:style-name="Standard">Sql:</text:p>
      <text:p text:style-name="Standard"/>
      <text:p text:style-name="Standard">select rfc from cliente where idcliente in (select idcliente from facturas where concepto like '%COMPRA%' and total &lt;1000);</text:p>
      <text:p text:style-name="Standard"/>
      <text:p text:style-name="Standard"/>
      <text:p text:style-name="Standard">18.- sumatoria de subtotal, iva y total</text:p>
      <text:p text:style-name="Standard">Sql:</text:p>
      <text:p text:style-name="Standard"/>
      <text:p text:style-name="Standard">select sum(subtotal) as subtotal, sum(iva) as iva, sum(total) as total from facturas;</text:p>
      <text:p text:style-name="Standard"/>
      <text:p text:style-name="Standard"/>
      <text:p text:style-name="Standard">19.- concepto, iva, subtotal y total de clientes cuyo RFC empiece con "C" ordenados por total y concepto </text:p>
      <text:p text:style-name="Standard">Sql:</text:p>
      <text:p text:style-name="Standard"/>
      <text:p text:style-name="Standard">select concepto, subtotal, iva, total from facturas where idcliente in (select idcliente from cliente where rfc like 'C%') order by total, concepto;</text:p>
      <text:p text:style-name="Standard"/>
      <text:p text:style-name="Standard"/>
      <text:p text:style-name="Standard">20.- numero de facturas por cliente, pero solo si existen mas de 3 facturas</text:p>
      <text:p text:style-name="Standard"/>
      <text:p text:style-name="Standard">select idcliente, count(*) from facturas group by idcliente having count(*) &gt;=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01:47.223049100</meta:creation-date>
    <dc:date>2020-11-17T21:02:31.356366262</dc:date>
    <meta:editing-duration>PT45S</meta:editing-duration>
    <meta:editing-cycles>1</meta:editing-cycles>
    <meta:document-statistic meta:table-count="0" meta:image-count="0" meta:object-count="0" meta:page-count="2" meta:paragraph-count="45" meta:word-count="283" meta:character-count="1862" meta:non-whitespace-character-count="1622"/>
    <meta:generator>LibreOffice/6.1.5.2$Linux_X86_64 LibreOffice_project/10$Build-2</meta:generator>
  </office:meta>
</office:document-meta>
</file>